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PE" officeooo:rsid="0001050f" officeooo:paragraph-rsid="0001050f" style:font-size-asian="10.5pt"/>
    </style:style>
    <style:style style:name="P2" style:family="paragraph" style:parent-style-name="Standard" style:list-style-name="L1">
      <style:text-properties fo:language="es" fo:country="PE" officeooo:rsid="00026404" officeooo:paragraph-rsid="00026404" style:font-size-asian="10.5pt"/>
    </style:style>
    <style:style style:name="P3" style:family="paragraph" style:parent-style-name="Standard">
      <style:text-properties fo:font-size="16pt" fo:language="es" fo:country="PE" officeooo:rsid="0001050f" officeooo:paragraph-rsid="0001050f" style:font-size-asian="16pt" style:font-size-complex="16pt"/>
    </style:style>
    <style:style style:name="P4" style:family="paragraph" style:parent-style-name="Standard">
      <style:text-properties fo:font-size="14pt" fo:language="es" fo:country="PE" officeooo:rsid="00026404" officeooo:paragraph-rsid="00026404" style:font-size-asian="14pt" style:font-size-complex="14pt"/>
    </style:style>
    <style:style style:name="T1" style:family="text">
      <style:text-properties officeooo:rsid="000264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cripción del proyecto</text:p>
      <text:p text:style-name="P1"/>
      <text:p text:style-name="P1">Mostrar una secuencia binar<text:span text:style-name="T1">ia</text:span> en dos leds</text:p>
      <text:p text:style-name="P1"/>
      <text:p text:style-name="P4">Requisitos</text:p>
      <text:list xml:id="list8005448583933582972" text:style-name="L1">
        <text:list-item>
          <text:p text:style-name="P2">Circuito pequeño</text:p>
        </text:list-item>
        <text:list-item>
          <text:p text:style-name="P2">Alimentación del sistema por medio de pilas</text:p>
        </text:list-item>
        <text:list-item>
          <text:p text:style-name="P2">Usar un switch para habilitar y deshabilitar la energía eléctrica del sistem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20:10:02.276883942</meta:creation-date>
    <dc:date>2017-06-17T20:23:09.397971398</dc:date>
    <meta:editing-duration>PT2M57S</meta:editing-duration>
    <meta:editing-cycles>1</meta:editing-cycles>
    <meta:document-statistic meta:table-count="0" meta:image-count="0" meta:object-count="0" meta:page-count="1" meta:paragraph-count="6" meta:word-count="35" meta:character-count="214" meta:non-whitespace-character-count="188"/>
    <meta:generator>LibreOffice/5.1.6.2$Linux_X86_64 LibreOffice_project/10m0$Build-2</meta:generator>
  </office:meta>
</office:document-meta>
</file>